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18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0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0">
      <style:text-properties fo:font-size="7pt"/>
    </style:style>
    <style:style style:name="ce15" style:family="table-cell" style:parent-style-name="Default" style:data-style-name="N110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3];0)" office:value-type="float" office:value="22">
            <text:p>22</text:p>
          </table:table-cell>
          <table:table-cell table:formula="oooc:=[.K2]/[.K10]" office:value-type="percentage" office:value="0.153846153846154">
            <text:p>15,4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0">
            <text:p>120</text:p>
          </table:table-cell>
          <table:table-cell table:formula="oooc:=[.K3]/[.K10]" office:value-type="percentage" office:value="0.839160839160839">
            <text:p>83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3];1)" office:value-type="float" office:value="25">
            <text:p>25</text:p>
          </table:table-cell>
          <table:table-cell table:formula="oooc:=[.K5]/[.K10]" office:value-type="percentage" office:value="0.174825174825175">
            <text:p>17,5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3];2)" office:value-type="float" office:value="23">
            <text:p>23</text:p>
          </table:table-cell>
          <table:table-cell table:style-name="ce15" table:formula="oooc:=[.K6]/[.K10]" office:value-type="percentage" office:value="0.160839160839161">
            <text:p>16,1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3];3)" office:value-type="float" office:value="72">
            <text:p>72</text:p>
          </table:table-cell>
          <table:table-cell table:style-name="ce15" table:formula="oooc:=([.K7]/[.K10])" office:value-type="percentage" office:value="0.503496503496504">
            <text:p>50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3])" office:value-type="float" office:value="56">
            <text:p>56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3">
            <text:p>14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nfigure</text:p>
          </table:table-cell>
          <table:table-cell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lorize</text:p>
          </table:table-cell>
          <table:table-cell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4">04/02/2007</text:date>, <text:time>22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aron Seigo</meta:initial-creator>
    <meta:creation-date>2006-12-28T11:04:59</meta:creation-date>
    <dc:date>2007-02-04T22:16:01</dc:date>
    <dc:language>it-IT</dc:language>
    <meta:editing-cycles>93</meta:editing-cycles>
    <meta:editing-duration>P2DT20H12M13S</meta:editing-duration>
    <meta:user-defined meta:name="Info 1"/>
    <meta:user-defined meta:name="Info 2"/>
    <meta:user-defined meta:name="Info 3"/>
    <meta:user-defined meta:name="Info 4"/>
    <meta:document-statistic meta:table-count="3" meta:cell-count="786"/>
  </office:meta>
</office:document-meta>
</file>